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ceb0f" officeooo:paragraph-rsid="001ceb0f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ceb0f" officeooo:paragraph-rsid="001ceb0f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guridad e higiene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20:10:14.932846357</meta:creation-date>
    <dc:date>2022-03-31T20:16:38.309470267</dc:date>
    <meta:editing-duration>PT6M2S</meta:editing-duration>
    <meta:editing-cycles>2</meta:editing-cycles>
    <meta:generator>LibreOffice/7.3.1.3$Linux_X86_64 LibreOffice_project/30$Build-3</meta:generator>
    <meta:document-statistic meta:table-count="0" meta:image-count="0" meta:object-count="0" meta:page-count="1" meta:paragraph-count="1" meta:word-count="3" meta:character-count="19" meta:non-whitespace-character-count="17"/>
  </office:meta>
</office:document-meta>
</file>